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4800000123EB0F7F12BBE7A84F.png" manifest:media-type="image/png"/>
  <manifest:file-entry manifest:full-path="Pictures/100000000000037C0000017F9124AED3FD3735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157cm" svg:x="1cm" svg:y="1.733cm">
          <draw:image xlink:href="Pictures/100000000000037C0000017F9124AED3FD3735EA.png" xlink:type="simple" xlink:show="embed" xlink:actuate="onLoad">
            <text:p/>
          </draw:image>
        </draw:frame>
        <draw:line draw:style-name="gr2" draw:text-style-name="P2" draw:layer="layout" svg:x1="15.702cm" svg:y1="5.468cm" svg:x2="14.813cm" svg:y2="4.071cm">
          <text:p/>
        </draw:line>
        <draw:frame draw:style-name="gr1" draw:text-style-name="P1" draw:layer="layout" svg:width="18.999cm" svg:height="6.58cm" svg:x="0.97cm" svg:y="11.526cm">
          <draw:image xlink:href="Pictures/100000000000034800000123EB0F7F12BBE7A84F.png" xlink:type="simple" xlink:show="embed" xlink:actuate="onLoad">
            <text:p/>
          </draw:image>
        </draw:frame>
        <draw:line draw:style-name="gr2" draw:text-style-name="P2" draw:layer="layout" svg:x1="5.472cm" svg:y1="15.324cm" svg:x2="4.583cm" svg:y2="13.9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15:36:36.287121172</meta:creation-date>
    <dc:date>2019-07-24T15:42:54.384235174</dc:date>
    <meta:editing-duration>PT6M17S</meta:editing-duration>
    <meta:editing-cycles>2</meta:editing-cycles>
    <meta:generator>LibreOffice/6.0.7.3$Linux_X86_64 LibreOffice_project/00m0$Build-3</meta:generator>
    <meta:document-statistic meta:object-count="4"/>
  </office:meta>
</office:document-meta>
</file>